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91c5" officeooo:paragraph-rsid="001091c5"/>
    </style:style>
    <style:style style:name="P2" style:family="paragraph" style:parent-style-name="Standard">
      <style:text-properties officeooo:rsid="001274b3" officeooo:paragraph-rsid="001274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s</text:p>
      <text:p text:style-name="P1"/>
      <text:p text:style-name="P1">1. Familiarize yourself with the simulation by following the instructions in the first notebook.</text:p>
      <text:p text:style-name="P1">2. Go through the tasks provided in the second notebook. Remember to save the graphs you generate and to write down any values that the task requires you to calculate. In case you are missing some data, you can always come back to this notebook.</text:p>
      <text:p text:style-name="P1">3. For the lab report, write a short statement about what you did for each task. Insert your plots and add your observations and comments.</text:p>
      <text:p text:style-name="P1"/>
      <text:p text:style-name="P2">Folders for every task + simbo_class</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14:28:58.500331951</meta:creation-date>
    <dc:date>2022-09-12T20:40:41.904597242</dc:date>
    <meta:editing-duration>PT3H41M20S</meta:editing-duration>
    <meta:editing-cycles>2</meta:editing-cycles>
    <meta:generator>LibreOffice/7.3.5.2$Linux_X86_64 LibreOffice_project/30$Build-2</meta:generator>
    <meta:document-statistic meta:table-count="0" meta:image-count="0" meta:object-count="0" meta:page-count="1" meta:paragraph-count="5" meta:word-count="91" meta:character-count="527" meta:non-whitespace-character-count="441"/>
  </office:meta>
</office:document-meta>
</file>